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32pt" style:font-size-asian="28pt" style:font-size-complex="32pt"/>
    </style:style>
    <style:style style:name="P2" style:family="paragraph" style:parent-style-name="Standard">
      <style:text-properties fo:font-size="18pt" style:font-size-asian="15.75pt" style:font-size-complex="18pt"/>
    </style:style>
    <style:style style:name="P3" style:family="paragraph" style:parent-style-name="Standard">
      <style:text-properties fo:font-size="18pt" officeooo:rsid="00066aac" officeooo:paragraph-rsid="00066aac" style:font-size-asian="15.75pt" style:font-size-complex="18pt"/>
    </style:style>
    <style:style style:name="P4" style:family="paragraph" style:parent-style-name="Standard">
      <style:text-properties fo:font-size="18pt" fo:font-weight="bold" officeooo:rsid="00078637" officeooo:paragraph-rsid="00078637" style:font-size-asian="15.75pt" style:font-weight-asian="bold" style:font-size-complex="18pt" style:font-weight-complex="bold"/>
    </style:style>
    <style:style style:name="P5" style:family="paragraph" style:parent-style-name="Standard">
      <style:text-properties fo:font-size="18pt" fo:font-weight="normal" officeooo:rsid="00078637" officeooo:paragraph-rsid="00078637" style:font-size-asian="15.75pt" style:font-weight-asian="normal" style:font-size-complex="18pt" style:font-weight-complex="normal"/>
    </style:style>
    <style:style style:name="P6" style:family="paragraph" style:parent-style-name="Standard">
      <style:text-properties fo:font-size="18pt" fo:font-weight="normal" officeooo:rsid="0008c224" officeooo:paragraph-rsid="00094955" style:font-size-asian="15.75pt" style:font-weight-asian="normal" style:font-size-complex="18pt" style:font-weight-complex="normal"/>
    </style:style>
    <style:style style:name="P7" style:family="paragraph" style:parent-style-name="Standard">
      <style:text-properties fo:color="#000000" loext:opacity="100%" fo:font-size="18pt" fo:font-weight="normal" officeooo:rsid="000ce585" officeooo:paragraph-rsid="00078637" style:font-size-asian="15.75pt" style:font-weight-asian="normal" style:font-size-complex="18pt" style:font-weight-complex="normal"/>
    </style:style>
    <style:style style:name="P8" style:family="paragraph" style:parent-style-name="Standard">
      <style:text-properties fo:color="#000000" loext:opacity="100%" fo:font-size="18pt" fo:font-weight="normal" officeooo:rsid="000d376a" officeooo:paragraph-rsid="00078637" style:font-size-asian="15.75pt" style:font-weight-asian="normal" style:font-size-complex="18pt" style:font-weight-complex="normal"/>
    </style:style>
    <style:style style:name="P9" style:family="paragraph" style:parent-style-name="Standard">
      <style:text-properties fo:color="#000000" loext:opacity="100%" fo:font-size="18pt" fo:font-weight="normal" officeooo:rsid="000f0a1f" officeooo:paragraph-rsid="00078637" style:font-size-asian="15.75pt" style:font-weight-asian="normal" style:font-size-complex="18pt" style:font-weight-complex="normal"/>
    </style:style>
    <style:style style:name="T1" style:family="text">
      <style:text-properties officeooo:rsid="00066aac"/>
    </style:style>
    <style:style style:name="T2" style:family="text">
      <style:text-properties officeooo:rsid="0008c224"/>
    </style:style>
    <style:style style:name="T3" style:family="text">
      <style:text-properties officeooo:rsid="00094955"/>
    </style:style>
    <style:style style:name="T4" style:family="text">
      <style:text-properties officeooo:rsid="0009bfa9"/>
    </style:style>
    <style:style style:name="T5" style:family="text">
      <style:text-properties officeooo:rsid="0009dd18"/>
    </style:style>
    <style:style style:name="T6" style:family="text">
      <style:text-properties fo:color="#3465a4" loext:opacity="100%"/>
    </style:style>
    <style:style style:name="T7" style:family="text">
      <style:text-properties fo:color="#3465a4" loext:opacity="100%" officeooo:rsid="0009dd18"/>
    </style:style>
    <style:style style:name="T8" style:family="text">
      <style:text-properties fo:color="#3465a4" loext:opacity="100%" officeooo:rsid="000ce585"/>
    </style:style>
    <style:style style:name="T9" style:family="text">
      <style:text-properties fo:color="#3465a4" loext:opacity="100%" officeooo:rsid="000f0a1f"/>
    </style:style>
    <style:style style:name="T10" style:family="text">
      <style:text-properties fo:color="#000000" loext:opacity="100%" officeooo:rsid="0009dd18"/>
    </style:style>
    <style:style style:name="T11" style:family="text">
      <style:text-properties fo:color="#000000" loext:opacity="100%" officeooo:rsid="000c9b0b"/>
    </style:style>
    <style:style style:name="T12" style:family="text">
      <style:text-properties fo:color="#000000" loext:opacity="100%" officeooo:rsid="000ce585"/>
    </style:style>
    <style:style style:name="T13" style:family="text">
      <style:text-properties fo:color="#000000" loext:opacity="100%" officeooo:rsid="000d376a"/>
    </style:style>
    <style:style style:name="T14" style:family="text">
      <style:text-properties fo:color="#000000" loext:opacity="100%" officeooo:rsid="000f0a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text:tab/><text:tab/><text:tab/> <text:s text:c="3"/><text:span text:style-name="T1">GTU CSE-222</text:span></text:p>
      <text:p text:style-name="P1"><text:tab/><text:tab/> <text:s text:c="6"/><text:span text:style-name="T1">HOMEWORK-7</text:span></text:p>
      <text:p text:style-name="P1"/>
      <text:p text:style-name="P2"/>
      <text:p text:style-name="P2"/>
      <text:p text:style-name="P2"/>
      <text:p text:style-name="P3">Name: Atakan Kurt</text:p>
      <text:p text:style-name="P3">Student #: 20010400404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Part2-a:</text:p>
      <text:p text:style-name="P5"><text:tab/><text:span text:style-name="T6">Merge Sort:</text:span> <text:span text:style-name="T2">Like in binary search when dividing for example </text:span></text:p>
      <text:p text:style-name="P6">an 8 element array to make it 1 element we have to do 3 dividing. So to show it functionable we can say its log(n). <text:span text:style-name="T3">In the merging phase, the sorted subarrays are merged back together to form larger sorted subarrays. This involves comparing and merging in specific order. It takes O(n) times. So the overall sorting operation time complexity is O(nlogn).</text:span></text:p>
      <text:p text:style-name="P5"><text:tab/><text:tab/>Best Case: <text:span text:style-name="T4">The best case for merge sort is map is already sorted. In this case, dividing will take O(logn) still. Because array needs to be divided. During merging we still have to do O(n) times operation but there won’t be a need for too much comparision and swap. Overall. For best case it is still O(nlogn).</text:span></text:p>
      <text:p text:style-name="P5"><text:tab/><text:tab/>Average Case: <text:span text:style-name="T4">The input map is randomly arranged. The dividing phase takes O(logn). The merging phase involves comparing and merging the subarrays. This takes O(n) time. Overall for average case it is still O(nlogn).</text:span></text:p>
      <text:p text:style-name="P5"><text:tab/><text:tab/>Worst Case: <text:span text:style-name="T4">The worst case occurs when the input array is in reverse order. In this situation the dividing phase still takes O(logn) time. The merging phase become more time consuming because we need to compare and merge all the elements in each step. But it is still O(n). Overall the time complexity of this is O(nlogn).</text:span></text:p>
      <text:p text:style-name="P5"><text:tab/></text:p>
      <text:p text:style-name="P5"><text:tab/><text:span text:style-name="T5">All of them are same.</text:span></text:p>
      <text:p text:style-name="P5"><text:tab/></text:p>
      <text:p text:style-name="P5"><text:tab/><text:span text:style-name="T7">Selection Sort:</text:span><text:span text:style-name="T10"> </text:span><text:span text:style-name="T11">In selection sort we iterate thorugh every element in array and for every element we iterate the rest of the array to compare. So it takes O(n^2) time.</text:span></text:p>
      <text:p text:style-name="P5"><text:span text:style-name="T11"><text:tab/><text:tab/>Best Case: The best case </text:span><text:span text:style-name="T12">for selection sort happens when the array is already sorted. Even in this case we still need to iterate every element but we don’t have to swap elements. So it takes a bit less time. We can say the time complexity is O(n^2).</text:span></text:p>
      <text:p text:style-name="P5"><text:span text:style-name="T11"><text:tab/><text:tab/>Average Case: </text:span><text:span text:style-name="T12">In the average case, the array is in a random order. We need to iterate elements and compare other </text:span><text:soft-page-break/><text:span text:style-name="T12">elements. In some cases we need to do swap operation. But overall the time complexity is O(n^2).</text:span></text:p>
      <text:p text:style-name="P5"><text:span text:style-name="T11"><text:tab/><text:tab/>Worst Case: </text:span><text:span text:style-name="T12">The worst case for selection sort occurs when the array is in reverse order. In this case, we need to do a lot of comparision and swapping. We have to iterate elements and compare with others. So it will take O(n^2) time.</text:span></text:p>
      <text:p text:style-name="P7"><text:tab/><text:tab/></text:p>
      <text:p text:style-name="P7"><text:tab/><text:tab/>All of them are same.</text:p>
      <text:p text:style-name="P5"/>
      <text:p text:style-name="P5"><text:tab/><text:span text:style-name="T8">Insertion Sort: </text:span></text:p>
      <text:p text:style-name="P5"><text:span text:style-name="T8"><text:tab/><text:tab/></text:span><text:span text:style-name="T13">Best Case: The best case for insertion sort happens when the array is already sorted. In this case we don’t have to do comparisons or swaps. We just need to go through the array once and check if the element behind is smaller than ours or reverse. Since when we need swap to continue checking. It will just take O(n) time complexity.</text:span></text:p>
      <text:p text:style-name="P8"><text:tab/><text:tab/>Average Case: In the average case, the array is random order. Each time we go thorugh the array, we may need to compare each element with the already sorted part and may need to do swaps. So we can say it takes O(n^2) time.</text:p>
      <text:p text:style-name="P5"><text:span text:style-name="T13"><text:tab/><text:tab/>Worst Case: In</text:span><text:span text:style-name="T14"> the worst case, the array is reverse ordered. Because of this we have to compare each element with the all previous sorted part and swap them one by one. So in worst case it takes O(n^2) time complexity.</text:span></text:p>
      <text:p text:style-name="P9"/>
      <text:p text:style-name="P5"><text:span text:style-name="T14"><text:tab/></text:span><text:span text:style-name="T9">Bubble Sort:</text:span></text:p>
      <text:p text:style-name="P5"><text:span text:style-name="T9"><text:tab/><text:tab/></text:span><text:span text:style-name="T14">Best Case: </text:span></text:p>
      <text:p text:style-name="P9"><text:tab/><text:tab/>Average Case:</text:p>
      <text:p text:style-name="P9"><text:tab/><text:tab/>Worst Case:</text:p>
      <text:p text:style-name="P4">Par2-d:</text:p>
      <text:p text:style-name="P5"><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6T22:51:55.708697160</meta:creation-date>
    <meta:editing-duration>PT31S</meta:editing-duration>
    <meta:editing-cycles>2</meta:editing-cycles>
    <meta:generator>LibreOffice/7.3.7.2$Linux_X86_64 LibreOffice_project/30$Build-2</meta:generator>
    <dc:date>2023-05-16T22:52:23.647426072</dc:date>
    <meta:document-statistic meta:table-count="0" meta:image-count="0" meta:object-count="0" meta:page-count="3" meta:paragraph-count="29" meta:word-count="558" meta:character-count="3127" meta:non-whitespace-character-count="2539"/>
  </office:meta>
</office:document-meta>
</file>